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in" fo:margin-bottom="0in" loext:contextual-spacing="false"/>
    </style:style>
    <style:style style:name="P2" style:family="paragraph" style:parent-style-name="Text_20_body">
      <style:paragraph-properties style:writing-mode="lr-tb"/>
    </style:style>
    <style:style style:name="P3" style:family="paragraph" style:parent-style-name="Text_20_body">
      <style:paragraph-properties fo:text-align="start" style:justify-single-word="false" style:writing-mode="lr-tb"/>
    </style:style>
    <style:style style:name="P4" style:family="paragraph" style:parent-style-name="Text_20_body">
      <style:paragraph-properties fo:text-align="center" style:justify-single-word="false" style:writing-mode="lr-tb"/>
    </style:style>
    <style:style style:name="P5" style:family="paragraph" style:parent-style-name="Text_20_body">
      <style:paragraph-properties fo:text-align="center" style:justify-single-word="false"/>
    </style:style>
    <style:style style:name="P6" style:family="paragraph" style:parent-style-name="Text_20_body">
      <style:paragraph-properties style:writing-mode="lr-tb"/>
    </style:style>
    <style:style style:name="P7" style:family="paragraph" style:parent-style-name="Text_20_body">
      <style:paragraph-properties fo:margin-top="0in" fo:margin-bottom="0in" loext:contextual-spacing="false"/>
    </style:style>
    <style:style style:name="Sect1" style:family="section">
      <style:section-properties fo:margin-left="0in" fo:margin-right="0in" style:editable="false">
        <style:columns fo:column-count="1" fo:column-gap="0in"/>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a xlink:type="simple" xlink:href="javascript:void(0)" text:style-name="Internet_20_link" text:visited-style-name="Visited_20_Internet_20_Link">5-2 Discussion: Descriptive Versus Predictive Analytics</text:a> </text:h>
      <text:p text:style-name="P1">Michael Surdek posted Jan 31, 2022 8:34 PM</text:p>
      <text:section text:style-name="Sect1" text:name="d2l_1_97_103">
        <text:p text:style-name="P1"><text:bookmark text:name="d2l_1_96_221"/></text:p>
      </text:section>
      <text:section text:style-name="Sect1" text:name="d2l_1_98_829">
        <text:p text:style-name="Text_20_body">The output of a data mining project can come in the form of descriptive or predictive analytics. Both of these types of analytics provide evidence-based insights into a problem that is being addressed. Regardless of the objective, each phase of the CRISP-DM lifecycle will apply. This means that the data miner must first understand the data and business problem, then prepare the data itself, and finally build, evaluate, and deploy a model. The differences between descriptive and predictive analytics will simply impact the selection and interpretation of the model.</text:p>
        <text:p text:style-name="Text_20_body">Descriptive analytics is the process of identifying "patterns in the data that extend our knowledge and understanding of the world that the data reﬂects." (William, 2011) Essentially, descriptive analytics describe what has happened or what is happening in a specific environment. It might be intuitive to believe that descriptive analytics includes all analyses that do not employ machine learning. However, although they are most often either basic summary statistics or static/interactive data visualizations, the output of unsupervised machine learning techniques, such as clustering and association, are also considered descriptive analytics. These methods are descriptive because the algorithms do not incorporate a target or outcome variable.</text:p>
        <text:p text:style-name="Text_20_body">For this reason, an analysis becomes predictive analytics when the data includes specific outcomes and the objective is to predict the occurrence or likelihood of that outcome. The additional benefit of predictive analytics is that "the model builders will extract knowledge from historic data and represent it in such a form that we can apply the resulting model to new situations." (Williams, 2011) The most common predictive analytic techniques are classification and regression. Both of these techniques attempt to determine the attributes that seem to impact the value of a categorical (classification) or numerical (regression) variable. The predictive analytics model will contain the relationships and effects that are uncovered from the data, and therefore new input data can be applied resulting in a prediction of the outcome for a future scenario.</text:p>
        <text:p text:style-name="P5">References:</text:p>
        <text:p text:style-name="Text_20_body">Williams, Graham. 2011. <text:span text:style-name="Emphasis">Data Mining with Rattle and R : The Art of Excavating Data for Knowledge Discovery.</text:span> Springer New York.<text:span text:style-name="Emphasis"> </text:span>Retrieved from <text:a xlink:type="simple" xlink:href="http://ebookcentral.proquest.com/lib/snhu-ebooks/detail.action?docID=770229." text:style-name="Internet_20_link" text:visited-style-name="Visited_20_Internet_20_Link">http://ebookcentral.proquest.com/lib/snhu-ebooks/detail.action?docID=770229.</text:a></text:p>
      </text:section>
      <text:p text:style-name="Text_20_body"/>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08T14:30:34.037179922</meta:creation-date>
    <dc:date>2022-01-31T20:35:53.294094283</dc:date>
    <meta:editing-duration>PT2M52S</meta:editing-duration>
    <meta:editing-cycles>2</meta:editing-cycles>
    <meta:generator>LibreOffice/6.4.7.2$Linux_X86_64 LibreOffice_project/40$Build-2</meta:generator>
    <meta:document-statistic meta:table-count="0" meta:image-count="0" meta:object-count="0" meta:page-count="1" meta:paragraph-count="7" meta:word-count="364" meta:character-count="2504" meta:non-whitespace-character-count="2146"/>
  </office:meta>
</office:document-meta>
</file>